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F447E427CB47E6B8D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5.3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2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fo:background-color="#00ff00"/>
    </style:style>
    <style:style style:name="T7" style:family="text">
      <style:text-properties fo:font-size="9pt" fo:background-color="#93c47d" loext:char-shading-value="0" style:font-size-asian="9pt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intar Palavras</text:span></text:p>
      <text:p text:style-name="Standard"><text:span text:style-name="T2"><office:annotation office:name="__Annotation__4_4033096286"><dc:creator>Português Acústico</dc:creator><dc:date>2021-04-06T10:56:19</dc:date><text:p><text:span text:style-name="T8">M: gostei muito! :)</text:span></text:p></office:annotation></text:span><text:span text:style-name="T2">A Gaivota</text:span><office:annotation-end office:name="__Annotation__4_4033096286"/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3">Faixa</text:span>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8">Bem-vinda ou bem-vindo ao pintar palavras. Esta é uma atividade muito prática. Tu vais ouvir a descrição de uma cena e vais pintar a tua impressão da mesma. Não há correto nem errado. É a tua visão. Podes usar os materiais que preferires: lápis de carvão, lápis de cor, canetas, aguarelas, colagens ou outros quaisquer. </text:p>
            <text:p text:style-name="P8">Já tens tudo? Então vamos lá!</text:p>
          </table:table-cell>
        </table:table-row>
        <table:table-row table:style-name="Table3.1">
          <table:table-cell table:style-name="Table3.A1" office:value-type="string">
            <text:p text:style-name="P2"><text:span text:style-name="T4">1</text:span></text:p>
          </table:table-cell>
          <table:table-cell table:style-name="Table3.A1" office:value-type="string">
            <text:p text:style-name="P8">Neste dia ventoso, a marginal está deserta. Não se vê vivalma. O areal está abandonado, o mar embala a areia e as nuvens correm rapidamente no céu. Mas ali está ela, inabalável e imponente. Tranquila como uma estátua. Sozinha. Pousada no muro que separa a estrada da praia, a gaivota parece sorrir e saber o que aí vem. Afinal, gaivota em terra é sinal de <office:annotation office:name="__Annotation__13_4033096286"><dc:creator>Português Acústico</dc:creator><dc:date>2021-04-07T09:37:23</dc:date><text:p><text:span text:style-name="T8">Gostei tb   P.</text:span></text:p></office:annotation>vendaval<office:annotation-end office:name="__Annotation__13_4033096286"/>.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">Já terminaste?</text:p>
            <text:p text:style-name="P2">Queremos ver a tua imagem. Posta o teu trabalho em @portugues.acústico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701in" fo:margin-top="0in" fo:margin-bottom="0in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pt solid #ffffff" fo:border-right="1pt solid #ffffff" fo:border-top="1pt solid #ffffff" fo:border-bottom="1pt solid #000000"/>
    </style:style>
    <style:style style:name="Table2" style:family="table">
      <style:table-properties style:width="6.2701in" fo:margin-top="0in" fo:margin-bottom="0in" table:align="center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pt solid #ffffff" fo:border-right="1pt solid #ffffff" fo:border-top="1pt solid #000000" fo:border-bottom="1pt solid #ffffff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background-color="#93c47d" loext:char-shading-value="0" style:font-size-asian="9pt" style:font-size-complex="9pt"/>
    </style:style>
    <style:style style:name="MT3" style:family="text">
      <style:text-properties fo:font-size="9pt" style:font-size-asian="9pt" style:font-size-complex="9pt" fo:background-color="#00ff00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3"><text:span text:style-name="MT1">Estado:</text:span><text:span text:style-name="MT2"> </text:span><text:span text:style-name="MT3">Finalizado</text:span></text:p>
            </table:table-cell>
          </table:table-row>
        </table:table>
        <text:p text:style-name="MP1"><draw:frame draw:style-name="Mfr1" draw:name="image1.png" text:anchor-type="char" svg:x="2.6492in" svg:y="-0.8992in" svg:width="0.9673in" svg:height="0.9673in" draw:z-index="0"><draw:image xlink:href="Pictures/10000201000001F4000001F447E427CB47E6B8DA.png" xlink:type="simple" xlink:show="embed" xlink:actuate="onLoad" loext:mime-type="image/png"/></draw:frame></text:p>
      </style:header>
      <style:footer>
        <text:p text:style-name="Standard"/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<text:page-number text:select-page="current">0</text:page-number></text:p>
            </table:table-cell>
          </table:table-row>
        </table:table>
        <text:p text:style-name="MP4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" meta:paragraph-count="11" meta:word-count="149" meta:character-count="848" meta:non-whitespace-character-count="708"/>
    <meta:generator>LibreOfficeDev/6.0.5.2$Linux_X86_64 LibreOffice_project/</meta:generator>
  </office:meta>
</office:document-meta>
</file>